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a066" officeooo:paragraph-rsid="001fa066"/>
    </style:style>
    <style:style style:name="P2" style:family="paragraph" style:parent-style-name="Preformatted_20_Text">
      <style:text-properties officeooo:rsid="001fa066" officeooo:paragraph-rsid="001fa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Создаем проект</text:p>
      <text:p text:style-name="P1">2. В папке проекта выполняем: git init</text:p>
      <text:p text:style-name="P1">3. Коммитим:</text:p>
      <text:p text:style-name="P1"><text:tab/>git add .</text:p>
      <text:p text:style-name="P1"><text:tab/>git commit -m «Начало»</text:p>
      <text:p text:style-name="P1">4. Заходим в GitHub и создаем новый репозиторий.</text:p>
      <text:p text:style-name="P1">5. В проекте открываем «Code» и копируем ссылку SSH.</text:p>
      <text:p text:style-name="P1">6. В командной строке добавляем remote:</text:p>
      <text:p text:style-name="P1"><text:tab/>git remote add origin &lt;скопированный url&gt;</text:p>
      <text:p text:style-name="P1">7. В командной строке пушим:</text:p>
      <text:p text:style-name="P1"><text:tab/>git push -uf origin main</text:p>
      <text:p text:style-name="P1">Будет вопрос по ключам на согласие использовать ключ GitHub, согласиться.</text:p>
      <text:p text:style-name="P1">Вс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1T00:15:36.607035460</dc:date>
    <meta:editing-duration>PT8M30S</meta:editing-duration>
    <meta:editing-cycles>2</meta:editing-cycles>
    <meta:generator>LibreOffice/24.2.3.2$Linux_X86_64 LibreOffice_project/433d9c2ded56988e8a90e6b2e771ee4e6a5ab2ba</meta:generator>
    <meta:document-statistic meta:table-count="0" meta:image-count="0" meta:object-count="0" meta:page-count="1" meta:paragraph-count="13" meta:word-count="69" meta:character-count="411" meta:non-whitespace-character-count="351"/>
  </office:meta>
</office:document-meta>
</file>